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3ebf" officeooo:paragraph-rsid="000c3ebf"/>
    </style:style>
    <style:style style:name="P2" style:family="paragraph" style:parent-style-name="Standard">
      <style:text-properties officeooo:rsid="000c3ebf" officeooo:paragraph-rsid="000dbf87"/>
    </style:style>
    <style:style style:name="P3" style:family="paragraph" style:parent-style-name="Standard">
      <style:text-properties officeooo:rsid="000c3ebf" officeooo:paragraph-rsid="0011faca"/>
    </style:style>
    <style:style style:name="P4" style:family="paragraph" style:parent-style-name="Standard">
      <style:text-properties officeooo:paragraph-rsid="000c3ebf"/>
    </style:style>
    <style:style style:name="P5" style:family="paragraph" style:parent-style-name="Standard">
      <style:text-properties officeooo:rsid="000dbf87" officeooo:paragraph-rsid="000dbf87"/>
    </style:style>
    <style:style style:name="P6" style:family="paragraph" style:parent-style-name="Standard">
      <style:text-properties officeooo:rsid="000ed5ce" officeooo:paragraph-rsid="000ed5ce"/>
    </style:style>
    <style:style style:name="P7" style:family="paragraph" style:parent-style-name="Standard">
      <style:text-properties officeooo:rsid="0011faca" officeooo:paragraph-rsid="0011faca"/>
    </style:style>
    <style:style style:name="P8" style:family="paragraph" style:parent-style-name="Standard">
      <style:text-properties officeooo:rsid="0012498b" officeooo:paragraph-rsid="0012498b"/>
    </style:style>
    <style:style style:name="P9" style:family="paragraph" style:parent-style-name="Standard">
      <style:text-properties officeooo:paragraph-rsid="0012498b"/>
    </style:style>
    <style:style style:name="P10" style:family="paragraph" style:parent-style-name="Text_20_body">
      <style:text-properties officeooo:rsid="000dbf87" officeooo:paragraph-rsid="000dbf87"/>
    </style:style>
    <style:style style:name="P11" style:family="paragraph" style:parent-style-name="Text_20_body">
      <style:text-properties officeooo:rsid="000ed5ce" officeooo:paragraph-rsid="000ed5ce"/>
    </style:style>
    <style:style style:name="P12" style:family="paragraph" style:parent-style-name="Text_20_body">
      <style:text-properties officeooo:rsid="0011faca" officeooo:paragraph-rsid="0011faca"/>
    </style:style>
    <style:style style:name="P13" style:family="paragraph" style:parent-style-name="Text_20_body" style:master-page-name="">
      <style:paragraph-properties fo:margin-left="2.499cm" fo:margin-right="0cm" fo:margin-top="0cm" fo:margin-bottom="0.212cm" style:contextual-spacing="false" fo:text-indent="-2.499cm" style:auto-text-indent="false" style:page-number="auto">
        <style:tab-stops/>
      </style:paragraph-properties>
      <style:text-properties officeooo:rsid="000ed5ce" officeooo:paragraph-rsid="000ed5ce"/>
    </style:style>
    <style:style style:name="P14" style:family="paragraph" style:parent-style-name="Preformatted_20_Text">
      <style:text-properties officeooo:rsid="000c3ebf" officeooo:paragraph-rsid="000c3ebf"/>
    </style:style>
    <style:style style:name="P15" style:family="paragraph" style:parent-style-name="Preformatted_20_Text">
      <style:paragraph-properties fo:margin-top="0cm" fo:margin-bottom="0.499cm" style:contextual-spacing="false"/>
    </style:style>
    <style:style style:name="P16" style:family="paragraph" style:parent-style-name="Heading_20_1">
      <style:text-properties officeooo:rsid="000dbf87" officeooo:paragraph-rsid="000dbf87"/>
    </style:style>
    <style:style style:name="P17" style:family="paragraph" style:parent-style-name="Heading_20_2">
      <style:text-properties officeooo:rsid="000dbf87" officeooo:paragraph-rsid="0011faca"/>
    </style:style>
    <style:style style:name="T1" style:family="text">
      <style:text-properties officeooo:rsid="000dbf87"/>
    </style:style>
    <style:style style:name="T2" style:family="text">
      <style:text-properties officeooo:rsid="000ed5ce"/>
    </style:style>
    <style:style style:name="T3" style:family="text">
      <style:text-properties officeooo:rsid="001064ba"/>
    </style:style>
    <style:style style:name="T4" style:family="text">
      <style:text-properties officeooo:rsid="0011faca"/>
    </style:style>
    <style:style style:name="T5" style:family="text">
      <style:text-properties officeooo:rsid="001249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ootem <text:span text:style-name="T4">Open </text:span>Bootloader Protocol <text:span text:style-name="T3">v1.0</text:span></text:p>
      <text:h text:style-name="P16" text:outline-level="1">Introduction</text:h>
      <text:p text:style-name="P10">The B<text:span text:style-name="T4">O</text:span>BP is designed to be simple, portable and reliable. <text:span text:style-name="T2">These attributes have priority over speed, or support for proprietary features.</text:span></text:p>
      <text:p text:style-name="P11">The protocol can be used over any comms connection that supports 8 bit data. For example, COM port, USB serial.</text:p>
      <text:p text:style-name="P11">It is easy to implement on the host side, as the host downloader does not need to know any details of target, and does not need a database containing details of page sizes and addresses. The downloader needs to read a binary file, and read/write a serial connection. </text:p>
      <text:p text:style-name="P11">On the target side, the bootloader can be small and simple. The bootloader knows details of where user flash is located, how big pages are, how to erase them etc.</text:p>
      <text:p text:style-name="P12">Bootem is Open Source.</text:p>
      <text:p text:style-name="P11"/>
      <text:h text:style-name="Heading_20_2" text:outline-level="2">Terms:</text:h>
      <text:p text:style-name="P11">host<text:tab/><text:tab/>a device that runs the downloader. Typically a PC.</text:p>
      <text:p text:style-name="P13">Target<text:tab/>a device that is to be programmed with user code and runs the bootloader, e.g. microcontroller</text:p>
      <text:p text:style-name="P11">downloader<text:tab/>program running in the host that sends program code</text:p>
      <text:p text:style-name="P11">bootloader<text:tab/>program running on the target that receive program code from the host</text:p>
      <text:p text:style-name="P11">user code<text:tab/><text:span text:style-name="T3">program</text:span> code representing the user application</text:p>
      <text:p text:style-name="P11"/>
      <text:p text:style-name="P11">Typical target memory:</text:p>
      <text:p text:style-name="P11"/>
      <text:p text:style-name="P11">reset address → Bootloader</text:p>
      <text:p text:style-name="P11">user code address → User code</text:p>
      <text:p text:style-name="P11">top of Flash → </text:p>
      <text:p text:style-name="P11"/>
      <text:p text:style-name="P11"/>
      <text:h text:style-name="Heading_20_1" text:outline-level="1">General <text:span text:style-name="T1">Packet </text:span>Format</text:h>
      <text:p text:style-name="P6">Command format (sent by host)</text:p>
      <text:p text:style-name="P6"/>
      <text:p text:style-name="P1">FLAG</text:p>
      <text:p text:style-name="P1">CMD</text:p>
      <text:p text:style-name="P1">[DATA]</text:p>
      <text:p text:style-name="P1">CRC</text:p>
      <text:p text:style-name="P1">FLAG</text:p>
      <text:p text:style-name="P1"/>
      <text:p text:style-name="P6"><text:soft-page-break/>Response Format (sent by target)</text:p>
      <text:p text:style-name="P6"/>
      <text:p text:style-name="P1">FLAG</text:p>
      <text:p text:style-name="P1">RES<text:span text:style-name="T1">PONSE</text:span></text:p>
      <text:p text:style-name="P1">[DATA]</text:p>
      <text:p text:style-name="P1">CRC</text:p>
      <text:p text:style-name="P1">FLAG</text:p>
      <text:p text:style-name="P1"/>
      <text:p text:style-name="P8">Data between FLAG bytes must not contain FLAG or ESCAPE byte.</text:p>
      <text:p text:style-name="P1">FLAG = 0x7E</text:p>
      <text:p text:style-name="P8">ESCAPE = 0x7D</text:p>
      <text:p text:style-name="P1"><text:span text:style-name="T5">To e</text:span>scape a <text:span text:style-name="T5">data </text:span>byte, <text:span text:style-name="T5">send </text:span><text:s/>0x7D <text:span text:style-name="T5">(data XOR</text:span> 0x<text:span text:style-name="T5">20)</text:span></text:p>
      <text:p text:style-name="P1"/>
      <text:p text:style-name="P14">0x7e is encoded as 0x7d, 0x5e.</text:p>
      <text:p text:style-name="P15">0x7d is encoded as 0x7d, 0x5d.</text:p>
      <text:p text:style-name="P4"/>
      <text:p text:style-name="P8"/>
      <text:p text:style-name="P1"/>
      <text:p text:style-name="P5">Format for UART is 8 bit, no parity, 1 stop bit.</text:p>
      <text:p text:style-name="P5">Baud rate should be 115200</text:p>
      <text:p text:style-name="P5"/>
      <text:p text:style-name="P5">CRC is 2<text:span text:style-name="T4">'s</text:span> complement sum of all bytes except enclosing FLAG bytes.</text:p>
      <text:p text:style-name="P1"/>
      <text:p text:style-name="P8">If an unescaped FLAG byte is received, </text:p>
      <text:p text:style-name="P8">If packet is invalid according to the CRC, it is ignored.</text:p>
      <text:p text:style-name="P8"/>
      <text:h text:style-name="Heading_20_1" text:outline-level="1">Commands</text:h>
      <text:p text:style-name="P1">0x01<text:tab/><text:tab/>Get Commands supported</text:p>
      <text:p text:style-name="P1">0x02<text:tab/><text:tab/>Get Version</text:p>
      <text:p text:style-name="P1">0x03<text:tab/><text:tab/>Get Part ID</text:p>
      <text:p text:style-name="P1"/>
      <text:p text:style-name="P1">0x<text:span text:style-name="T3">10</text:span><text:tab/><text:tab/>Read Memory</text:p>
      <text:p text:style-name="P1">0x<text:span text:style-name="T3">20</text:span><text:tab/><text:tab/>Write User Flash</text:p>
      <text:p text:style-name="P1">0x<text:span text:style-name="T3">30</text:span><text:tab/><text:tab/>Erase User Flash</text:p>
      <text:p text:style-name="P7">0x40<text:tab/><text:tab/>Enter Programming Mode</text:p>
      <text:p text:style-name="P7">0x41<text:tab/><text:tab/>Exit Programming Mode</text:p>
      <text:p text:style-name="P1">0x<text:span text:style-name="T3">42</text:span><text:tab/><text:tab/><text:span text:style-name="T1">Execute</text:span> user code (if valid)<text:tab/></text:p>
      <text:p text:style-name="P1"/>
      <text:h text:style-name="Heading_20_1" text:outline-level="1">Response<text:span text:style-name="T1">s</text:span></text:h>
      <text:p text:style-name="P1">0x01</text:p>
      <text:p text:style-name="P2">…</text:p>
      <text:p text:style-name="P2"><text:span text:style-name="T1">0x7F<text:tab/>Valid command complete OK.</text:span></text:p>
      <text:p text:style-name="P2"/>
      <text:p text:style-name="P8"><text:span text:style-name="T1">I</text:span>f bit 7 is set, an error occurred:</text:p>
      <text:p text:style-name="P1"/>
      <text:p text:style-name="P1">0x80 <text:tab/>invalid command (not supported)</text:p>
      <text:p text:style-name="P1">0x81 <text:tab/>invalid request (bad parameters)</text:p>
      <text:p text:style-name="P7">0x82<text:tab/>invalid mode (erase or write command when not in programming mode)</text:p>
      <text:p text:style-name="P1"><text:soft-page-break/></text:p>
      <text:p text:style-name="P1"/>
      <text:h text:style-name="Heading_20_2" text:outline-level="2">Get Info</text:h>
      <text:p text:style-name="P1"/>
      <text:p text:style-name="P5">Command</text:p>
      <text:p text:style-name="P5"/>
      <text:p text:style-name="P1">CMD = 0x01</text:p>
      <text:p text:style-name="P1">DATA = []</text:p>
      <text:p text:style-name="P1"/>
      <text:p text:style-name="P1">Response</text:p>
      <text:p text:style-name="P1"/>
      <text:p text:style-name="P1">RES = 0x01</text:p>
      <text:p text:style-name="P1">DATA = [commands supported]</text:p>
      <text:p text:style-name="P1"/>
      <text:h text:style-name="Heading_20_2" text:outline-level="2">Get Version</text:h>
      <text:p text:style-name="P5"/>
      <text:p text:style-name="P1">RES = 0x02</text:p>
      <text:p text:style-name="P1">DATA = [<text:span text:style-name="T4">0x42, 0x4F, 0x42, 0x50, <text:s/>PROTO_MAJOR</text:span>, <text:span text:style-name="T4">PROTO</text:span>_MINOR, <text:span text:style-name="T4">BL_MAJOR, BL_MINOR</text:span>]</text:p>
      <text:p text:style-name="P1"/>
      <text:p text:style-name="P3"><text:span text:style-name="T4">0x42, 0x4F, 0x42, 0x50 is the signature “BOBP”.</text:span></text:p>
      <text:p text:style-name="P3"/>
      <text:p text:style-name="P3"><text:span text:style-name="T4">PROTO_MAJOR, PROTO_MINOR is the version of BOBP supported. Implementations conforming to this specification MUST return 0x01, 0x00.</text:span></text:p>
      <text:p text:style-name="P3"><text:span text:style-name="T4">BL_MAJOR, BL_MINOR<text:tab/>is the version of target bootloader.</text:span></text:p>
      <text:h text:style-name="Heading_20_2" text:outline-level="2">Get Part ID</text:h>
      <text:p text:style-name="P5"/>
      <text:p text:style-name="P1">RES = 0x03</text:p>
      <text:p text:style-name="P1">DATA = [Part ID bytes...]</text:p>
      <text:p text:style-name="P1"/>
      <text:h text:style-name="Heading_20_2" text:outline-level="2">Read Memory</text:h>
      <text:p text:style-name="P1"/>
      <text:p text:style-name="P1">CMD = 0x<text:span text:style-name="T3">10</text:span></text:p>
      <text:p text:style-name="P1">DATA = [address 4 bytes (MSB)</text:p>
      <text:p text:style-name="P1"><text:tab/>length 2 bytes (MSB)</text:p>
      <text:p text:style-name="P1"><text:tab/>]</text:p>
      <text:p text:style-name="P1"/>
      <text:p text:style-name="P1">RES <text:s/>= 0x<text:span text:style-name="T3">10</text:span></text:p>
      <text:p text:style-name="P1">DATA = [memory data]</text:p>
      <text:p text:style-name="P1"/>
      <text:p text:style-name="P1"/>
      <text:h text:style-name="Heading_20_2" text:outline-level="2">Write User Flash</text:h>
      <text:p text:style-name="P1">CMD = 0x<text:span text:style-name="T3">20</text:span></text:p>
      <text:p text:style-name="P1">DATA = [offset 4 bytes (MSB), data]</text:p>
      <text:p text:style-name="P1"/>
      <text:p text:style-name="P1"><text:soft-page-break/>RES <text:s/>= 0x<text:span text:style-name="T3">20</text:span></text:p>
      <text:p text:style-name="P1">DATA = []</text:p>
      <text:p text:style-name="P1"/>
      <text:p text:style-name="P7">Not allowed unless in programming mode.</text:p>
      <text:h text:style-name="Heading_20_2" text:outline-level="2">Erase User Flash</text:h>
      <text:p text:style-name="P1">CMD = 0x<text:span text:style-name="T3">30</text:span></text:p>
      <text:p text:style-name="P1">DATA = []</text:p>
      <text:p text:style-name="P1"/>
      <text:p text:style-name="P1">RES <text:s/>= 0x<text:span text:style-name="T3">30</text:span> | error</text:p>
      <text:p text:style-name="P1">DATA = []</text:p>
      <text:p text:style-name="P1"/>
      <text:p text:style-name="P7">Not allowed unless in programming mode.</text:p>
      <text:p text:style-name="P1"/>
      <text:p text:style-name="P1"/>
      <text:h text:style-name="P17" text:outline-level="2">E<text:span text:style-name="T4">nter Programming Mode</text:span></text:h>
      <text:p text:style-name="P3">CMD = 0x<text:span text:style-name="T3">40</text:span></text:p>
      <text:p text:style-name="P3">DATA = []</text:p>
      <text:p text:style-name="P3"/>
      <text:p text:style-name="P3">RES <text:s/>= 0x<text:span text:style-name="T3">40</text:span> | error</text:p>
      <text:p text:style-name="P3">DATA = []</text:p>
      <text:p text:style-name="P3"/>
      <text:p text:style-name="P7">The target device is prepared for programming, e.g. by unlocking Flash containing user code. Commands to erase and write flash are enabled.</text:p>
      <text:p text:style-name="P7"/>
      <text:h text:style-name="P17" text:outline-level="2">Ex<text:span text:style-name="T4">it Programming Mode</text:span></text:h>
      <text:p text:style-name="P3">CMD = 0<text:span text:style-name="T4">x41</text:span></text:p>
      <text:p text:style-name="P3">DATA = []</text:p>
      <text:p text:style-name="P3"/>
      <text:p text:style-name="P3">RES <text:s/>= 0x<text:span text:style-name="T3">41</text:span> | error</text:p>
      <text:p text:style-name="P3">DATA = []</text:p>
      <text:p text:style-name="P3"/>
      <text:p text:style-name="P7">The target is prepared for running user code, e.g. programming buffers are written, Flash locked to prevent accidental overwriting.</text:p>
      <text:h text:style-name="P17" text:outline-level="2">Execute User Code</text:h>
      <text:p text:style-name="P1">CMD = 0x<text:span text:style-name="T3">42</text:span></text:p>
      <text:p text:style-name="P1">DATA = []</text:p>
      <text:p text:style-name="P1"/>
      <text:p text:style-name="P1">RES <text:s/>= 0x<text:span text:style-name="T3">42</text:span> | error</text:p>
      <text:p text:style-name="P1">DATA = [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6:20.772000000</meta:creation-date>
    <dc:date>2017-01-04T16:28:29.241000000</dc:date>
    <meta:editing-duration>PT2H26M46S</meta:editing-duration>
    <meta:editing-cycles>4</meta:editing-cycles>
    <meta:generator>LibreOffice/4.1.2.3$Windows_x86 LibreOffice_project/40b2d7fde7e8d2d7bc5a449dc65df4d08a7dd38</meta:generator>
    <meta:document-statistic meta:table-count="0" meta:image-count="0" meta:object-count="0" meta:page-count="4" meta:paragraph-count="111" meta:word-count="627" meta:character-count="3459" meta:non-whitespace-character-count="2917"/>
  </office:meta>
</office:document-meta>
</file>